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382cm" fo:min-width="3.232cm"/>
    </style:style>
    <style:style style:name="gr2" style:family="graphic" style:parent-style-name="standard">
      <style:graphic-properties svg:stroke-color="#ffff00" draw:fill-color="#ffff00" draw:textarea-horizontal-align="justify" draw:textarea-vertical-align="middle" draw:auto-grow-height="false" fo:min-height="0.382cm" fo:min-width="0.132cm"/>
    </style:style>
    <style:style style:name="gr3" style:family="graphic" style:parent-style-name="standard">
      <style:graphic-properties svg:stroke-color="#ffcc00" draw:fill-color="#ffcc00" draw:textarea-horizontal-align="justify" draw:textarea-vertical-align="middle" draw:auto-grow-height="false" fo:min-height="2.35cm" fo:min-width="0cm"/>
    </style:style>
    <style:style style:name="gr4" style:family="graphic" style:parent-style-name="standard">
      <style:graphic-properties svg:stroke-color="#ffcc00" draw:fill-color="#ffcc00" draw:textarea-horizontal-align="justify" draw:textarea-vertical-align="middle" draw:auto-grow-height="false" fo:min-height="1.85cm" fo:min-width="0cm"/>
    </style:style>
    <style:style style:name="gr5" style:family="graphic" style:parent-style-name="standard">
      <style:graphic-properties svg:stroke-color="#ffcc00" draw:fill-color="#ffcc00" draw:textarea-horizontal-align="justify" draw:textarea-vertical-align="middle" draw:auto-grow-height="false" fo:min-height="0.05cm" fo:min-width="0.6cm"/>
    </style:style>
    <style:style style:name="gr6" style:family="graphic" style:parent-style-name="standard">
      <style:graphic-properties draw:textarea-horizontal-align="justify" draw:textarea-vertical-align="middle" draw:auto-grow-height="false" fo:min-height="5.634cm" fo:min-width="5.936cm"/>
    </style:style>
    <style:style style:name="gr7" style:family="graphic" style:parent-style-name="standard">
      <style:graphic-properties draw:textarea-horizontal-align="justify" draw:textarea-vertical-align="middle" draw:auto-grow-height="false" fo:min-height="0.198cm" fo:min-width="17.373cm"/>
    </style:style>
    <style:style style:name="gr8" style:family="graphic" style:parent-style-name="standard">
      <style:graphic-properties draw:textarea-horizontal-align="justify" draw:textarea-vertical-align="middle" draw:auto-grow-height="false" fo:min-height="4.914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5.642cm" fo:min-width="5.11cm"/>
    </style:style>
    <style:style style:name="gr10" style:family="graphic" style:parent-style-name="standard">
      <style:graphic-properties svg:stroke-color="#808080" draw:fill-color="#808080" draw:textarea-horizontal-align="justify" draw:textarea-vertical-align="middle" draw:auto-grow-height="false" fo:min-height="0.022cm" fo:min-width="4.471cm"/>
    </style:style>
    <style:style style:name="gr11" style:family="graphic" style:parent-style-name="standard">
      <style:graphic-properties svg:stroke-color="#808080" draw:textarea-horizontal-align="justify" draw:textarea-vertical-align="middle" draw:auto-grow-height="false" fo:min-height="6.868cm" fo:min-width="5.318cm"/>
    </style:style>
    <style:style style:name="gr12" style:family="graphic" style:parent-style-name="standard">
      <style:graphic-properties draw:textarea-horizontal-align="justify" draw:textarea-vertical-align="middle" draw:auto-grow-height="false" fo:min-height="8.326cm" fo:min-width="5.247cm"/>
    </style:style>
    <style:style style:name="gr13" style:family="graphic" style:parent-style-name="standard">
      <style:graphic-properties svg:stroke-color="#999999" draw:fill-color="#999999" draw:textarea-horizontal-align="justify" draw:textarea-vertical-align="middle" draw:auto-grow-height="false" fo:min-height="0.882cm" fo:min-width="0.702cm"/>
    </style:style>
    <style:style style:name="gr14" style:family="graphic" style:parent-style-name="objectwithoutfill">
      <style:graphic-properties svg:stroke-color="#808080" draw:fill="none" draw:fill-color="#ff0066" draw:textarea-vertical-align="middle"/>
    </style:style>
    <style:style style:name="gr15" style:family="graphic" style:parent-style-name="objectwithoutfill">
      <style:graphic-properties svg:stroke-color="#808080" draw:fill="none" draw:fill-color="#808080" draw:textarea-vertical-align="middle"/>
    </style:style>
    <style:style style:name="gr16" style:family="graphic" style:parent-style-name="standard">
      <style:graphic-properties svg:stroke-color="#cfe7f5" draw:fill-color="#cfe7f5" draw:textarea-horizontal-align="justify" draw:textarea-vertical-align="middle" draw:auto-grow-height="false" fo:min-height="0.246cm" fo:min-width="0cm"/>
    </style:style>
    <style:style style:name="gr17" style:family="graphic" style:parent-style-name="standard">
      <style:graphic-properties svg:stroke-color="#996666" draw:fill-color="#996666" draw:textarea-horizontal-align="justify" draw:textarea-vertical-align="middle" draw:auto-grow-height="false" fo:min-height="0.246cm" fo:min-width="0cm"/>
    </style:style>
    <style:style style:name="gr18" style:family="graphic" style:parent-style-name="standard">
      <style:graphic-properties svg:stroke-color="#ff00ff" draw:fill-color="#ff00ff" draw:textarea-horizontal-align="justify" draw:textarea-vertical-align="middle" draw:auto-grow-height="false" fo:min-height="0.246cm" fo:min-width="0cm"/>
    </style:style>
    <style:style style:name="gr19" style:family="graphic" style:parent-style-name="standard">
      <style:graphic-properties svg:stroke-color="#999999" draw:fill-color="#6699cc" draw:textarea-horizontal-align="justify" draw:textarea-vertical-align="middle" draw:auto-grow-height="false" fo:min-height="0.924cm" fo:min-width="2.574cm"/>
    </style:style>
    <style:style style:name="gr20" style:family="graphic" style:parent-style-name="standard">
      <style:graphic-properties svg:stroke-color="#999999" draw:fill-color="#6699cc" draw:textarea-horizontal-align="justify" draw:textarea-vertical-align="middle" draw:auto-grow-height="false" fo:min-height="1.014cm" fo:min-width="3.564cm"/>
    </style:style>
    <style:style style:name="gr21" style:family="graphic" style:parent-style-name="standard">
      <style:graphic-properties svg:stroke-color="#808080" draw:fill-color="#808080" draw:textarea-horizontal-align="justify" draw:textarea-vertical-align="middle" draw:auto-grow-height="false" fo:min-height="7.15cm" fo:min-width="0cm"/>
    </style:style>
    <style:style style:name="gr22" style:family="graphic" style:parent-style-name="standard">
      <style:graphic-properties svg:stroke-color="#808080" draw:fill-color="#808080" draw:textarea-horizontal-align="justify" draw:textarea-vertical-align="middle" draw:auto-grow-height="false" fo:min-height="0.472cm" fo:min-width="1.122cm"/>
    </style:style>
    <style:style style:name="gr23" style:family="graphic" style:parent-style-name="standard">
      <style:graphic-properties draw:textarea-horizontal-align="justify" draw:textarea-vertical-align="middle" draw:auto-grow-height="false" fo:min-height="0.198cm" fo:min-width="17.4cm"/>
    </style:style>
    <style:style style:name="gr24" style:family="graphic" style:parent-style-name="standard">
      <style:graphic-properties svg:stroke-color="#cc99ff" draw:fill-color="#cc99ff" draw:textarea-horizontal-align="justify" draw:textarea-vertical-align="middle" draw:auto-grow-height="false" fo:min-height="0.246cm" fo:min-width="0cm"/>
    </style:style>
    <style:style style:name="gr25" style:family="graphic" style:parent-style-name="standard">
      <style:graphic-properties svg:stroke-color="#007826" draw:fill-color="#007826" draw:textarea-horizontal-align="justify" draw:textarea-vertical-align="middle" draw:auto-grow-height="false" fo:min-height="0.246cm" fo:min-width="0cm"/>
    </style:style>
    <style:style style:name="gr26" style:family="graphic" style:parent-style-name="standard">
      <style:graphic-properties svg:stroke-color="#3333ff" draw:fill-color="#3333ff" draw:textarea-horizontal-align="justify" draw:textarea-vertical-align="middle" draw:auto-grow-height="false" fo:min-height="0.246cm" fo:min-width="0cm"/>
    </style:style>
    <style:style style:name="gr27" style:family="graphic" style:parent-style-name="standard">
      <style:graphic-properties svg:stroke-color="#00cc33" draw:fill-color="#00cc33" draw:textarea-horizontal-align="justify" draw:textarea-vertical-align="middle" draw:auto-grow-height="false" fo:min-height="0.246cm" fo:min-width="0cm"/>
    </style:style>
    <style:style style:name="gr28" style:family="graphic" style:parent-style-name="standard">
      <style:graphic-properties svg:stroke-color="#990000" draw:fill-color="#990000" draw:textarea-horizontal-align="justify" draw:textarea-vertical-align="middle" draw:auto-grow-height="false" fo:min-height="0.246cm" fo:min-width="0cm"/>
    </style:style>
    <style:style style:name="gr29" style:family="graphic" style:parent-style-name="standard">
      <style:graphic-properties svg:stroke-color="#ff950e" draw:fill-color="#ff950e" draw:textarea-horizontal-align="justify" draw:textarea-vertical-align="middle" draw:auto-grow-height="false" fo:min-height="0.246cm" fo:min-width="0cm"/>
    </style:style>
    <style:style style:name="gr30" style:family="graphic" style:parent-style-name="standard">
      <style:graphic-properties svg:stroke-color="#808080" draw:fill-color="#808080" draw:textarea-horizontal-align="justify" draw:textarea-vertical-align="middle" draw:auto-grow-height="false" fo:min-height="0.022cm" fo:min-width="4.872cm"/>
    </style:style>
    <style:style style:name="gr31" style:family="graphic" style:parent-style-name="standard">
      <style:graphic-properties svg:stroke-color="#006699" draw:fill-color="#006699" draw:textarea-horizontal-align="justify" draw:textarea-vertical-align="middle" draw:auto-grow-height="false" fo:min-height="0.246cm" fo:min-width="0cm"/>
    </style:style>
    <style:style style:name="gr32" style:family="graphic" style:parent-style-name="standard">
      <style:graphic-properties svg:stroke-color="#000000" draw:fill-color="#000000" draw:textarea-horizontal-align="justify" draw:textarea-vertical-align="middle" draw:auto-grow-height="false" fo:min-height="0.246cm" fo:min-width="0cm"/>
    </style:style>
    <style:style style:name="gr33" style:family="graphic" style:parent-style-name="standard">
      <style:graphic-properties svg:stroke-color="#ffcc00" draw:fill-color="#ffcc00" draw:textarea-horizontal-align="justify" draw:textarea-vertical-align="middle" draw:auto-grow-height="false" fo:min-height="1.75cm" fo:min-width="0cm"/>
    </style:style>
    <style:style style:name="gr34" style:family="graphic" style:parent-style-name="standard">
      <style:graphic-properties svg:stroke-color="#ff66cc" draw:fill-color="#ff66cc" draw:textarea-horizontal-align="justify" draw:textarea-vertical-align="middle" draw:auto-grow-height="false" fo:min-height="0.382cm" fo:min-width="0.132cm"/>
    </style:style>
    <style:style style:name="gr35" style:family="graphic" style:parent-style-name="standard">
      <style:graphic-properties svg:stroke-color="#ffcc00" draw:fill-color="#ffcc00" draw:textarea-horizontal-align="justify" draw:textarea-vertical-align="middle" draw:auto-grow-height="false" fo:min-height="2.45cm" fo:min-width="0cm"/>
    </style:style>
    <style:style style:name="gr36" style:family="graphic" style:parent-style-name="standard">
      <style:graphic-properties svg:stroke-color="#660066" draw:fill-color="#660066" draw:textarea-horizontal-align="justify" draw:textarea-vertical-align="middle" draw:auto-grow-height="false" fo:min-height="0.246cm" fo:min-width="0cm"/>
    </style:style>
    <style:style style:name="gr37" style:family="graphic" style:parent-style-name="standard">
      <style:graphic-properties draw:stroke="none" svg:stroke-color="#000000" draw:fill="none" draw:fill-color="#ffffff" fo:min-height="0.712cm"/>
    </style:style>
    <style:style style:name="gr38" style:family="graphic" style:parent-style-name="standard">
      <style:graphic-properties draw:stroke="none" svg:stroke-color="#000000" draw:fill="none" draw:fill-color="#ffffff" fo:min-height="1.423cm"/>
    </style:style>
    <style:style style:name="gr39" style:family="graphic" style:parent-style-name="standard">
      <style:graphic-properties draw:stroke="none" svg:stroke-color="#000000" draw:fill="none" draw:fill-color="#ffffff" fo:min-height="4.267cm"/>
    </style:style>
    <style:style style:name="gr40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="none" draw:fill-color="#ff0066"/>
      <style:paragraph-properties fo:text-align="center"/>
    </style:style>
    <style:style style:name="P8" style:family="paragraph">
      <loext:graphic-properties draw:fill="none" draw:fill-color="#808080"/>
      <style:paragraph-properties fo:text-align="center"/>
    </style:style>
    <style:style style:name="P9" style:family="paragraph">
      <loext:graphic-properties draw:fill-color="#cfe7f5"/>
      <style:paragraph-properties fo:text-align="center"/>
    </style:style>
    <style:style style:name="P10" style:family="paragraph">
      <loext:graphic-properties draw:fill-color="#996666"/>
      <style:paragraph-properties fo:text-align="center"/>
    </style:style>
    <style:style style:name="P11" style:family="paragraph">
      <loext:graphic-properties draw:fill-color="#ff00ff"/>
      <style:paragraph-properties fo:text-align="center"/>
    </style:style>
    <style:style style:name="P12" style:family="paragraph">
      <loext:graphic-properties draw:fill-color="#6699cc"/>
      <style:paragraph-properties fo:text-align="center"/>
    </style:style>
    <style:style style:name="P13" style:family="paragraph">
      <loext:graphic-properties draw:fill-color="#cc99ff"/>
      <style:paragraph-properties fo:text-align="center"/>
    </style:style>
    <style:style style:name="P14" style:family="paragraph">
      <loext:graphic-properties draw:fill-color="#007826"/>
      <style:paragraph-properties fo:text-align="center"/>
    </style:style>
    <style:style style:name="P15" style:family="paragraph">
      <loext:graphic-properties draw:fill-color="#3333ff"/>
      <style:paragraph-properties fo:text-align="center"/>
    </style:style>
    <style:style style:name="P16" style:family="paragraph">
      <loext:graphic-properties draw:fill-color="#00cc33"/>
      <style:paragraph-properties fo:text-align="center"/>
    </style:style>
    <style:style style:name="P17" style:family="paragraph">
      <loext:graphic-properties draw:fill-color="#990000"/>
      <style:paragraph-properties fo:text-align="center"/>
    </style:style>
    <style:style style:name="P18" style:family="paragraph">
      <loext:graphic-properties draw:fill-color="#ff950e"/>
      <style:paragraph-properties fo:text-align="center"/>
    </style:style>
    <style:style style:name="P19" style:family="paragraph">
      <loext:graphic-properties draw:fill-color="#006699"/>
      <style:paragraph-properties fo:text-align="center"/>
    </style:style>
    <style:style style:name="P20" style:family="paragraph">
      <loext:graphic-properties draw:fill-color="#ff66cc"/>
      <style:paragraph-properties fo:text-align="center"/>
    </style:style>
    <style:style style:name="P21" style:family="paragraph">
      <loext:graphic-properties draw:fill-color="#660066"/>
      <style:paragraph-properties fo:text-align="center"/>
    </style:style>
    <style:style style:name="P2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8cm" svg:height="0.7cm" svg:x="14.8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cm" svg:height="0.7cm" svg:x="16.3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cm" svg:height="0.7cm" svg:x="2.3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cm" svg:height="2.6cm" svg:x="11.8cm" svg:y="1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cm" svg:height="2.1cm" svg:x="12.6cm" svg:y="1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1cm" svg:height="0.3cm" svg:x="8.6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6.6cm" svg:height="6.048cm" svg:x="2.1cm" svg:y="15.452cm">
          <text:p/>
          <draw:enhanced-geometry svg:viewBox="0 0 21600 21600" draw:path-stretchpoint-x="10800" draw:path-stretchpoint-y="10800" draw:text-areas="?f3 ?f4 ?f5 ?f6" draw:type="round-rectangle" draw:modifiers="1007.81336789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7.873cm" svg:height="0.448cm" svg:x="1.727cm" svg:y="10.4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427cm" svg:height="5.164cm" svg:x="1.3cm" svg:y="10.4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766cm" svg:height="6.048cm" svg:x="1.334cm" svg:y="4.4cm">
          <text:p/>
          <draw:enhanced-geometry svg:viewBox="0 0 21600 21600" draw:path-stretchpoint-x="10800" draw:path-stretchpoint-y="10800" draw:text-areas="?f3 ?f4 ?f5 ?f6" draw:type="round-rectangle" draw:modifiers="1007.81336789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999cm" svg:height="0.3cm" svg:x="1.7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999cm" svg:height="0.3cm" svg:x="1.7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999cm" svg:height="0.3cm" svg:x="1.7cm" svg:y="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999cm" svg:height="0.3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999cm" svg:height="0.3cm" svg:x="1.7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999cm" svg:height="0.3cm" svg:x="1.7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999cm" svg:height="0.3cm" svg:x="1.7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999cm" svg:height="0.3cm" svg:x="1.7cm" svg:y="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999cm" svg:height="0.3cm" svg:x="1.7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5.98cm" svg:height="7.28cm" svg:x="7.42cm" svg:y="3.169cm">
          <text:p/>
          <draw:enhanced-geometry svg:viewBox="0 0 21600 21600" draw:path-stretchpoint-x="10800" draw:path-stretchpoint-y="10800" draw:text-areas="?f3 ?f4 ?f5 ?f6" draw:type="round-rectangle" draw:modifiers="1007.81336789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5.907cm" svg:height="8.736cm" svg:x="13.793cm" svg:y="1.7cm">
          <text:p/>
          <draw:enhanced-geometry svg:viewBox="0 0 21600 21600" draw:path-stretchpoint-x="10800" draw:path-stretchpoint-y="10800" draw:text-areas="?f3 ?f4 ?f5 ?f6" draw:type="round-rectangle" draw:modifiers="1007.81336789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.7cm" svg:height="1.6cm" svg:x="15.6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1.7cm" svg:height="1.6cm" svg:x="13.8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7.5cm" svg:y1="9.6cm" svg:x2="13.2cm" svg:y2="9.6cm">
          <text:p/>
        </draw:line>
        <draw:line draw:style-name="gr15" draw:text-style-name="P8" draw:layer="layout" svg:x1="7.6cm" svg:y1="4.1cm" svg:x2="13.2cm" svg:y2="4.1cm">
          <text:p/>
        </draw:line>
        <draw:custom-shape draw:style-name="gr16" draw:text-style-name="P9" draw:layer="layout" svg:width="0.7cm" svg:height="0.7cm" svg:x="1.4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7cm" svg:height="0.7cm" svg:x="7.5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7cm" svg:height="0.7cm" svg:x="13.9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3.2cm" svg:height="1.3cm" svg:x="10cm" svg:y="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4.2cm" svg:height="1.4cm" svg:x="8.4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draw:layer="layout" svg:width="0.2cm" svg:height="7.4cm" svg:x="10.3cm" svg:y="1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.7cm" svg:height="0.8cm" svg:x="8.8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7.9cm" svg:height="0.448cm" svg:x="1.7cm" svg:y="14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427cm" svg:height="5.164cm" svg:x="19.273cm" svg:y="10.4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0.7cm" svg:height="0.7cm" svg:x="7.5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cm" svg:height="0.7cm" svg:x="13.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7cm" svg:height="0.7cm" svg:x="13.9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0.7cm" svg:height="0.7cm" svg:x="15.7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0.7cm" svg:height="0.7cm" svg:x="16.5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7cm" svg:height="0.7cm" svg:x="14.7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999cm" svg:height="0.3cm" svg:x="1.701cm" svg:y="5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999cm" svg:height="0.3cm" svg:x="1.701cm" svg:y="6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999cm" svg:height="0.3cm" svg:x="1.701cm" svg:y="6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999cm" svg:height="0.3cm" svg:x="1.701cm" svg:y="6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999cm" svg:height="0.3cm" svg:x="1.701cm" svg:y="7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999cm" svg:height="0.3cm" svg:x="1.701cm" svg:y="7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999cm" svg:height="0.3cm" svg:x="1.701cm" svg:y="8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999cm" svg:height="0.3cm" svg:x="1.701cm" svg:y="8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999cm" svg:height="0.3cm" svg:x="1.701cm" svg:y="8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5.4cm" svg:height="0.3cm" svg:x="2.7cm" svg:y="17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5.4cm" svg:height="0.3cm" svg:x="2.7cm" svg:y="17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5.4cm" svg:height="0.3cm" svg:x="2.7cm" svg:y="18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5.4cm" svg:height="0.3cm" svg:x="2.7cm" svg:y="18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5.4cm" svg:height="0.3cm" svg:x="2.7cm" svg:y="19.1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5.4cm" svg:height="0.3cm" svg:x="2.7cm" svg:y="19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5.4cm" svg:height="0.3cm" svg:x="2.7cm" svg:y="19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5.4cm" svg:height="0.3cm" svg:x="2.7cm" svg:y="20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5.4cm" svg:height="0.3cm" svg:x="2.7cm" svg:y="20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5.4cm" svg:height="0.3cm" svg:x="2.701cm" svg:y="17.5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5.4cm" svg:height="0.3cm" svg:x="2.701cm" svg:y="17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5.4cm" svg:height="0.3cm" svg:x="2.701cm" svg:y="18.3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5.4cm" svg:height="0.3cm" svg:x="2.701cm" svg:y="18.7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5.4cm" svg:height="0.3cm" svg:x="2.701cm" svg:y="19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5.4cm" svg:height="0.3cm" svg:x="2.701cm" svg:y="19.5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5.4cm" svg:height="0.3cm" svg:x="2.701cm" svg:y="19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5.4cm" svg:height="0.3cm" svg:x="2.701cm" svg:y="20.3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9" draw:layer="layout" svg:width="0.7cm" svg:height="0.7cm" svg:x="7.7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7cm" svg:height="0.7cm" svg:x="7.7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7cm" svg:height="0.7cm" svg:x="6.3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cm" svg:height="2.1cm" svg:x="7cm" svg:y="1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cm" svg:height="2.1cm" svg:x="7.8cm" svg:y="11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1cm" svg:height="0.3cm" svg:x="7cm" svg:y="13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1cm" svg:height="0.3cm" svg:x="10.2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" draw:layer="layout" svg:width="0.3cm" svg:height="2cm" svg:x="11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2.6cm" svg:x="10.2cm" svg:y="11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7cm" svg:height="0.7cm" svg:x="6.8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0" draw:layer="layout" svg:width="0.7cm" svg:height="0.7cm" svg:x="7.6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0" draw:layer="layout" svg:width="0.7cm" svg:height="0.7cm" svg:x="10.8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0" draw:layer="layout" svg:width="0.7cm" svg:height="0.7cm" svg:x="10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0" draw:layer="layout" svg:width="0.7cm" svg:height="0.7cm" svg:x="11.6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0" draw:layer="layout" svg:width="0.7cm" svg:height="0.7cm" svg:x="12.4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0.7cm" svg:height="0.7cm" svg:x="10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cm" svg:height="0.7cm" svg:x="10.8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1cm" svg:height="0.3cm" svg:x="9.4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1cm" svg:height="0.3cm" svg:x="7.8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0.3cm" svg:height="2.7cm" svg:x="8.6cm" svg:y="11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7cm" svg:height="0.7cm" svg:x="10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cm" svg:height="2.1cm" svg:x="9.4cm" svg:y="1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7cm" svg:height="0.7cm" svg:x="9.2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1" draw:layer="layout" svg:width="0.7cm" svg:height="0.7cm" svg:x="8.4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7cm" svg:height="0.7cm" svg:x="7.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0.7cm" svg:height="0.7cm" svg:x="9.2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7cm" svg:height="0.7cm" svg:x="12.4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7cm" svg:height="0.7cm" svg:x="11.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9" draw:layer="layout" svg:width="0.7cm" svg:height="0.7cm" svg:x="6.8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draw:layer="layout" svg:width="0.7cm" svg:height="0.7cm" svg:x="8.4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999cm" svg:height="0.3cm" svg:x="1.7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0.7cm" svg:height="0.7cm" svg:x="1.4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1" draw:layer="layout" svg:width="0.7cm" svg:height="0.7cm" svg:x="6.3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1.7cm" svg:height="0.8cm" svg:x="10.3cm" svg:y="7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1.7cm" svg:height="0.8cm" svg:x="8.8cm" svg:y="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1.7cm" svg:height="0.8cm" svg:x="10.3cm" svg:y="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0" draw:layer="layout" svg:width="0.7cm" svg:height="0.7cm" svg:x="8.4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1cm" svg:height="0.3cm" svg:x="11.8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draw:layer="layout" svg:width="0.7cm" svg:height="0.7cm" svg:x="11.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2" draw:layer="layout" svg:width="4.8cm" svg:height="0.962cm" svg:x="2.1cm" svg:y="4.627cm">
          <draw:text-box>
            <text:p>Nachgusstank</text:p>
          </draw:text-box>
        </draw:frame>
        <draw:frame draw:style-name="gr38" draw:text-style-name="P22" draw:layer="layout" svg:width="4.8cm" svg:height="1.673cm" svg:x="8.2cm" svg:y="3.2cm">
          <draw:text-box>
            <text:p>Maischebottich</text:p>
          </draw:text-box>
        </draw:frame>
        <draw:frame draw:style-name="gr37" draw:text-style-name="P22" draw:layer="layout" svg:width="4.3cm" svg:height="0.962cm" svg:x="14.8cm" svg:y="1.8cm">
          <draw:text-box>
            <text:p>Würzebottich</text:p>
          </draw:text-box>
        </draw:frame>
        <draw:frame draw:style-name="gr39" draw:text-style-name="P22" draw:layer="layout" svg:width="6.8cm" svg:height="4.517cm" svg:x="2.1cm" svg:y="15.635cm">
          <draw:text-box>
            <text:p>Wasser zum abkühlen (Bach, Zisterne usw.)</text:p>
          </draw:text-box>
        </draw:frame>
        <draw:frame draw:style-name="gr40" draw:text-style-name="P22" draw:layer="layout" svg:width="3.4cm" svg:height="1.1cm" svg:x="14.3cm" svg:y="13.9cm">
          <draw:text-box>
            <text:p>Pumpen</text:p>
          </draw:text-box>
        </draw:frame>
        <draw:frame draw:style-name="gr37" draw:text-style-name="P22" draw:layer="layout" svg:width="2.6cm" svg:height="0.962cm" svg:x="8.4cm" svg:y="12.3cm">
          <draw:text-box>
            <text:p>Ventile</text:p>
          </draw:text-box>
        </draw:frame>
        <draw:frame draw:style-name="gr37" draw:text-style-name="P22" draw:layer="layout" svg:width="3.3cm" svg:height="0.962cm" svg:x="9.9cm" svg:y="1.938cm">
          <draw:text-box>
            <text:p>Rührwerk</text:p>
          </draw:text-box>
        </draw:frame>
        <draw:custom-shape draw:style-name="gr2" draw:text-style-name="P2" draw:layer="layout" svg:width="0.7cm" svg:height="0.7cm" svg:x="3.8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22" draw:layer="layout" svg:width="3.6cm" svg:height="0.962cm" svg:x="2.4cm" svg:y="11.3cm">
          <draw:text-box>
            <text:p>Gaskocher</text:p>
          </draw:text-box>
        </draw:frame>
        <draw:frame draw:style-name="gr37" draw:text-style-name="P22" draw:layer="layout" svg:width="3.6cm" svg:height="0.962cm" svg:x="14.9cm" svg:y="11.338cm">
          <draw:text-box>
            <text:p>Gaskoch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12:49:44.860000000</meta:creation-date>
    <dc:date>2016-05-20T10:01:42.702000000</dc:date>
    <meta:editing-duration>PT5H26M23S</meta:editing-duration>
    <meta:editing-cycles>48</meta:editing-cycles>
    <meta:generator>LibreOffice/5.0.6.3$Windows_x86 LibreOffice_project/490fc03b25318460cfc54456516ea2519c11d1aa</meta:generator>
    <meta:document-statistic meta:object-count="115"/>
  </office:meta>
</office:document-meta>
</file>